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fo:font-style="normal" fo:font-weight="bold" officeooo:rsid="000e66e1" officeooo:paragraph-rsid="000e66e1" style:font-size-asian="15.75pt" style:font-style-asian="normal" style:font-weight-asian="bold" style:font-size-complex="18pt" style:font-style-complex="normal" style:font-weight-complex="bold"/>
    </style:style>
    <style:style style:name="P2" style:family="paragraph" style:parent-style-name="Standard">
      <style:paragraph-properties fo:text-align="start" style:justify-single-word="false"/>
      <style:text-properties style:font-name="FreeSans" fo:font-size="12pt" fo:font-style="normal" fo:font-weight="normal" officeooo:rsid="000e66e1" officeooo:paragraph-rsid="000e66e1" style:font-size-asian="10.5pt" style:font-style-asian="normal" style:font-weight-asian="normal" style:font-size-complex="12pt" style:font-style-complex="normal" style:font-weight-complex="normal"/>
    </style:style>
    <style:style style:name="P3" style:family="paragraph" style:parent-style-name="Footnote">
      <style:text-properties officeooo:rsid="000e66e1" officeooo:paragraph-rsid="000e66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chester Baby</text:p>
      <text:p text:style-name="P1"/>
      <text:p text:style-name="P2">When we began the assignment, we first started to make the header files that we would need in order to code our program. This was a good starting point. After this, each member of the group worked seperately on different files in order to make the most use out of our time. As files were completed, they were committed to github. <text:note text:id="ftn0" text:note-class="footnote"><text:note-citation>1</text:note-citation><text:note-body><text:p text:style-name="P3">Team 5</text:p><text:p text:style-name="P3"><text:tab/>Names: William Doherty, Conor King, Daniel Kelly, Gavin Henderson</text:p><text:p text:style-name="P3"><text:tab/>Module Code: AC21009</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9:47:57.069747673</meta:creation-date>
    <dc:date>2016-11-15T19:53:52.303323941</dc:date>
    <meta:editing-duration>PT5M56S</meta:editing-duration>
    <meta:editing-cycles>1</meta:editing-cycles>
    <meta:generator>LibreOffice/5.1.4.2$Linux_X86_64 LibreOffice_project/10m0$Build-2</meta:generator>
    <meta:document-statistic meta:table-count="0" meta:image-count="0" meta:object-count="0" meta:page-count="1" meta:paragraph-count="5" meta:word-count="78" meta:character-count="439" meta:non-whitespace-character-count="364"/>
  </office:meta>
</office:document-meta>
</file>